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automatic-styles>
    <style:style style:name="P1" style:family="paragraph" style:parent-style-name="Horizontal_20_Line">
      <style:text-properties style:font-name="serif"/>
    </style:style>
    <style:style style:name="P2" style:family="paragraph" style:parent-style-name="Text_20_body">
      <style:text-properties officeooo:paragraph-rsid="00095017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serif"/>
    </style:style>
    <style:style style:name="T3" style:family="text">
      <style:text-properties style:font-name="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Heritage: Dinh Độc Lập: heritageId: </text:span></text:span><text:span text:style-name="Strong_20_Emphasis"><text:span text:style-name="T1">67f3edb13834bd66e6e1c672</text:span></text:span></text:p>
      <text:p text:style-name="P2"><text:span text:style-name="Strong_20_Emphasis"><text:span text:style-name="T2">Link tham khảo:</text:span></text:span><text:span text:style-name="T2"> </text:span><text:a xlink:type="simple" xlink:href="https://vi.wikipedia.org/wiki/Dinh_Độc_Lập" text:style-name="Internet_20_link" text:visited-style-name="Visited_20_Internet_20_Link"><text:span text:style-name="T2">https://vi.wikipedia.org/wiki/Dinh_%C4%90%E1%BB%99c_L%E1%BA%ADp</text:span></text:a></text:p>
      <text:p text:style-name="P2"><text:span text:style-name="Strong_20_Emphasis"><text:span text:style-name="T2">Câu 1:</text:span></text:span><text:span text:style-name="T2"> Dinh Độc Lập được xây dựng trên nền cũ của công trình nào?</text:span></text:p>
      <text:p text:style-name="P2"><text:span text:style-name="T2">A. Dinh Norodom</text:span></text:p>
      <text:p text:style-name="P2"><text:span text:style-name="T2">B. Dinh Thống Nhất</text:span></text:p>
      <text:p text:style-name="P2"><text:span text:style-name="T2">C. Dinh Gia Long</text:span></text:p>
      <text:p text:style-name="P2"><text:span text:style-name="T2">D. Dinh Hòa Bình</text:span></text:p>
      <text:p text:style-name="P2"><text:span text:style-name="Strong_20_Emphasis"><text:span text:style-name="T2">Đáp án đúng:</text:span></text:span><text:span text:style-name="T2"> A. Dinh Norodom</text:span></text:p>
      <text:p text:style-name="P2"><text:span text:style-name="Strong_20_Emphasis"><text:span text:style-name="T2">Giải thích:</text:span></text:span><text:span text:style-name="T2"> Dinh Độc Lập được xây dựng trên nền của Dinh Norodom, vốn là nơi ở của Thống đốc Nam Kỳ thời Pháp thuộc.</text:span></text:p>
      <text:p text:style-name="P1"/>
      <text:p text:style-name="P2"><text:span text:style-name="Strong_20_Emphasis"><text:span text:style-name="T2">Câu 2:</text:span></text:span><text:span text:style-name="T2"> Dinh Độc Lập được thiết kế bởi kiến trúc sư nào?</text:span></text:p>
      <text:p text:style-name="P2"><text:span text:style-name="T2">A. Ngô Viết Thụ</text:span></text:p>
      <text:p text:style-name="P2"><text:span text:style-name="T2">B. Huỳnh Tấn Phát</text:span></text:p>
      <text:p text:style-name="P2"><text:span text:style-name="T2">C. Nguyễn Văn Tố</text:span></text:p>
      <text:p text:style-name="P2"><text:span text:style-name="T2">D. Lê Văn Kiểm</text:span></text:p>
      <text:p text:style-name="P2"><text:span text:style-name="Strong_20_Emphasis"><text:span text:style-name="T2">Đáp án đúng:</text:span></text:span><text:span text:style-name="T2"> A. Ngô Viết Thụ</text:span></text:p>
      <text:p text:style-name="P2"><text:span text:style-name="Strong_20_Emphasis"><text:span text:style-name="T2">Giải thích:</text:span></text:span><text:span text:style-name="T2"> Kiến trúc sư Ngô Viết Thụ, người từng đạt giải Khôi nguyên La Mã, là người thiết kế Dinh Độc Lập.</text:span></text:p>
      <text:p text:style-name="P1"/>
      <text:p text:style-name="P2"><text:span text:style-name="Strong_20_Emphasis"><text:span text:style-name="T2">Câu 3:</text:span></text:span><text:span text:style-name="T2"> Dinh Độc Lập chính thức khánh thành vào năm nào?</text:span></text:p>
      <text:p text:style-name="P2"><text:span text:style-name="T2">A. 1955</text:span></text:p>
      <text:p text:style-name="P2"><text:span text:style-name="T2">B. 1962</text:span></text:p>
      <text:p text:style-name="P2"><text:span text:style-name="T2">C. 1966</text:span></text:p>
      <text:p text:style-name="P2"><text:span text:style-name="T2">D. 1975</text:span></text:p>
      <text:p text:style-name="P2"><text:span text:style-name="Strong_20_Emphasis"><text:span text:style-name="T2">Đáp án đúng:</text:span></text:span><text:span text:style-name="T2"> C. 1966</text:span></text:p>
      <text:p text:style-name="P2"><text:span text:style-name="Strong_20_Emphasis"><text:span text:style-name="T2">Giải thích:</text:span></text:span><text:span text:style-name="T2"> Dinh Độc Lập được hoàn thành và đưa vào sử dụng năm 1966 dưới thời Tổng thống Nguyễn Văn Thiệu.</text:span></text:p>
      <text:p text:style-name="P1"/>
      <text:p text:style-name="P2"><text:soft-page-break/><text:span text:style-name="Strong_20_Emphasis"><text:span text:style-name="T2">Câu 4:</text:span></text:span><text:span text:style-name="T2"> Dinh Độc Lập còn được gọi bằng tên nào khác sau năm 1975?</text:span></text:p>
      <text:p text:style-name="P2"><text:span text:style-name="T2">A. Dinh Thống Nhất</text:span></text:p>
      <text:p text:style-name="P2"><text:span text:style-name="T2">B. Dinh Hòa Bình</text:span></text:p>
      <text:p text:style-name="P2"><text:span text:style-name="T2">C. Dinh Tự Do</text:span></text:p>
      <text:p text:style-name="P2"><text:span text:style-name="T2">D. Dinh Đoàn Kết</text:span></text:p>
      <text:p text:style-name="P2"><text:span text:style-name="Strong_20_Emphasis"><text:span text:style-name="T2">Đáp án đúng:</text:span></text:span><text:span text:style-name="T2"> A. Dinh Thống Nhất</text:span></text:p>
      <text:p text:style-name="P2"><text:span text:style-name="Strong_20_Emphasis"><text:span text:style-name="T2">Giải thích:</text:span></text:span><text:span text:style-name="T2"> Sau ngày 30/4/1975, Dinh Độc Lập được đổi tên thành Dinh Thống Nhất, biểu tượng cho sự thống nhất đất nước.</text:span></text:p>
      <text:p text:style-name="P1"/>
      <text:p text:style-name="P2"><text:span text:style-name="Strong_20_Emphasis"><text:span text:style-name="T2">Câu 5:</text:span></text:span><text:span text:style-name="T2"> Sự kiện nào diễn ra tại Dinh Độc Lập vào ngày 30/4/1975?</text:span></text:p>
      <text:p text:style-name="P2"><text:span text:style-name="T2">A. Lễ ký Hiệp định Paris</text:span></text:p>
      <text:p text:style-name="P2"><text:span text:style-name="T2">B. Tổng thống Dương Văn Minh tuyên bố đầu hàng</text:span></text:p>
      <text:p text:style-name="P2"><text:span text:style-name="T2">C. Thành lập Chính phủ Cách mạng Lâm thời</text:span></text:p>
      <text:p text:style-name="P2"><text:span text:style-name="T2">D. Phát động chiến dịch Hồ Chí Minh</text:span></text:p>
      <text:p text:style-name="P2"><text:span text:style-name="Strong_20_Emphasis"><text:span text:style-name="T2">Đáp án đúng:</text:span></text:span><text:span text:style-name="T2"> B. Tổng thống Dương Văn Minh tuyên bố đầu hàng</text:span></text:p>
      <text:p text:style-name="P2"><text:span text:style-name="Strong_20_Emphasis"><text:span text:style-name="T2">Giải thích:</text:span></text:span><text:span text:style-name="T2"> Ngày 30/4/1975, tại Dinh Độc Lập, Tổng thống Dương Văn Minh tuyên bố đầu hàng, đánh dấu sự kết thúc chiến tranh Việt Nam.</text:span></text:p>
      <text:p text:style-name="P1"/>
      <text:p text:style-name="P2"><text:span text:style-name="Strong_20_Emphasis"><text:span text:style-name="T2">Câu 6:</text:span></text:span><text:span text:style-name="T2"> Công trình Dinh Độc Lập có tổng cộng bao nhiêu phòng chức năng?</text:span></text:p>
      <text:p text:style-name="P2"><text:span text:style-name="T2">A. 80 phòng</text:span></text:p>
      <text:p text:style-name="P2"><text:span text:style-name="T2">B. 95 phòng</text:span></text:p>
      <text:p text:style-name="P2"><text:span text:style-name="T2">C. 100 phòng</text:span></text:p>
      <text:p text:style-name="P2"><text:span text:style-name="T2">D. 120 phòng</text:span></text:p>
      <text:p text:style-name="P2"><text:span text:style-name="Strong_20_Emphasis"><text:span text:style-name="T2">Đáp án đúng:</text:span></text:span><text:span text:style-name="T2"> C. 100 phòng</text:span></text:p>
      <text:p text:style-name="P2"><text:span text:style-name="Strong_20_Emphasis"><text:span text:style-name="T2">Giải thích:</text:span></text:span><text:span text:style-name="T2"> Dinh Độc Lập có 100 phòng với các chức năng khác nhau, được bài trí trang trọng và hiện đại vào thời điểm xây dựng.</text:span></text:p>
      <text:p text:style-name="P1"/>
      <text:p text:style-name="P2"><text:span text:style-name="Strong_20_Emphasis"><text:span text:style-name="T2">Câu 7:</text:span></text:span><text:span text:style-name="T2"> Cờ giải phóng được cắm trên nóc Dinh Độc Lập vào thời điểm nào?</text:span></text:p>
      <text:p text:style-name="P2"><text:span text:style-name="T2">A. Sáng 30/4/1975</text:span></text:p>
      <text:p text:style-name="P2"><text:soft-page-break/><text:span text:style-name="T2">B. Trưa 30/4/1975</text:span></text:p>
      <text:p text:style-name="P2"><text:span text:style-name="T2">C. Chiều 30/4/1975</text:span></text:p>
      <text:p text:style-name="P2"><text:span text:style-name="T2">D. Tối 29/4/1975</text:span></text:p>
      <text:p text:style-name="P2"><text:span text:style-name="Strong_20_Emphasis"><text:span text:style-name="T2">Đáp án đúng:</text:span></text:span><text:span text:style-name="T2"> B. Trưa 30/4/1975</text:span></text:p>
      <text:p text:style-name="P2"><text:span text:style-name="Strong_20_Emphasis"><text:span text:style-name="T2">Giải thích:</text:span></text:span><text:span text:style-name="T2"> Vào trưa ngày 30/4/1975, lá cờ Mặt trận Dân tộc Giải phóng miền Nam Việt Nam đã tung bay trên nóc Dinh Độc Lập.</text:span></text:p>
      <text:p text:style-name="P1"/>
      <text:p text:style-name="P2"><text:span text:style-name="Strong_20_Emphasis"><text:span text:style-name="T2">Câu 8:</text:span></text:span><text:span text:style-name="T2"> Biểu tượng kiến trúc của Dinh Độc Lập mô phỏng theo hình ảnh gì?</text:span></text:p>
      <text:p text:style-name="P2"><text:span text:style-name="T2">A. Bông sen</text:span></text:p>
      <text:p text:style-name="P2"><text:span text:style-name="T2">B. Hoa đào</text:span></text:p>
      <text:p text:style-name="P2"><text:span text:style-name="T2">C. Tre cách điệu</text:span></text:p>
      <text:p text:style-name="P2"><text:span text:style-name="T2">D. Chim hạc</text:span></text:p>
      <text:p text:style-name="P2"><text:span text:style-name="Strong_20_Emphasis"><text:span text:style-name="T2">Đáp án đúng:</text:span></text:span><text:span text:style-name="T2"> C. Tre cách điệu</text:span></text:p>
      <text:p text:style-name="P2"><text:span text:style-name="Strong_20_Emphasis"><text:span text:style-name="T2">Giải thích:</text:span></text:span><text:span text:style-name="T2"> Mặt tiền của Dinh Độc Lập thiết kế dạng hàng rào tre cách điệu, tượng trưng cho văn hóa Việt Nam.</text:span></text:p>
      <text:p text:style-name="P1"/>
      <text:p text:style-name="P2"><text:span text:style-name="Strong_20_Emphasis"><text:span text:style-name="T2">Câu 9:</text:span></text:span><text:span text:style-name="T2"> Trong khuôn viên Dinh Độc Lập có bao nhiêu bãi đáp trực thăng?</text:span></text:p>
      <text:p text:style-name="P2"><text:span text:style-name="T2">A. 1 bãi</text:span></text:p>
      <text:p text:style-name="P2"><text:span text:style-name="T2">B. 2 bãi</text:span></text:p>
      <text:p text:style-name="P2"><text:span text:style-name="T2">C. 3 bãi</text:span></text:p>
      <text:p text:style-name="P2"><text:span text:style-name="T2">D. 4 bãi</text:span></text:p>
      <text:p text:style-name="P2"><text:span text:style-name="Strong_20_Emphasis"><text:span text:style-name="T2">Đáp án đúng:</text:span></text:span><text:span text:style-name="T2"> A. 1 bãi</text:span></text:p>
      <text:p text:style-name="P2"><text:span text:style-name="Strong_20_Emphasis"><text:span text:style-name="T2">Giải thích:</text:span></text:span><text:span text:style-name="T2"> Dinh Độc Lập có một bãi đáp trực thăng nằm trên nóc, dùng cho các tình huống khẩn cấp thời chiến.</text:span></text:p>
      <text:p text:style-name="P1"/>
      <text:p text:style-name="P2"><text:span text:style-name="Strong_20_Emphasis"><text:span text:style-name="T2">Câu 10:</text:span></text:span><text:span text:style-name="T2"> Chiến dịch kết thúc bằng việc giải phóng Dinh Độc Lập có tên gọi là gì?</text:span></text:p>
      <text:p text:style-name="P2"><text:span text:style-name="T2">A. Chiến dịch Điện Biên Phủ</text:span></text:p>
      <text:p text:style-name="P2"><text:span text:style-name="T2">B. Chiến dịch Hồ Chí Minh</text:span></text:p>
      <text:p text:style-name="P2"><text:span text:style-name="T2">C. Chiến dịch Nguyễn Huệ</text:span></text:p>
      <text:p text:style-name="P2"><text:soft-page-break/><text:span text:style-name="T2">D. Chiến dịch Quang Trung</text:span></text:p>
      <text:p text:style-name="P2"><text:span text:style-name="Strong_20_Emphasis"><text:span text:style-name="T2">Đáp án đúng:</text:span></text:span><text:span text:style-name="T2"> B. Chiến dịch Hồ Chí Minh</text:span></text:p>
      <text:p text:style-name="P2"><text:span text:style-name="Strong_20_Emphasis"><text:span text:style-name="T2">Giải thích:</text:span></text:span><text:span text:style-name="T2"> Chiến dịch Hồ Chí Minh là trận tấn công cuối cùng đưa đến việc giải phóng Sài Gòn và kết thúc chiến tranh.</text:span></text:p>
      <text:p text:style-name="P1"/>
      <text:p text:style-name="P2"><text:span text:style-name="Strong_20_Emphasis"><text:span text:style-name="T2">Câu 11:</text:span></text:span><text:span text:style-name="T2"> Xe tăng nào của Quân Giải phóng đã húc đổ cổng chính Dinh Độc Lập?</text:span></text:p>
      <text:p text:style-name="P2"><text:span text:style-name="T2">A. Xe tăng số 303</text:span></text:p>
      <text:p text:style-name="P2"><text:span text:style-name="T2">B. Xe tăng số 390</text:span></text:p>
      <text:p text:style-name="P2"><text:span text:style-name="T2">C. Xe tăng số 843</text:span></text:p>
      <text:p text:style-name="P2"><text:span text:style-name="T2">D. Xe tăng số 377</text:span></text:p>
      <text:p text:style-name="P2"><text:span text:style-name="Strong_20_Emphasis"><text:span text:style-name="T2">Đáp án đúng:</text:span></text:span><text:span text:style-name="T2"> B. Xe tăng số 390</text:span></text:p>
      <text:p text:style-name="P2"><text:span text:style-name="Strong_20_Emphasis"><text:span text:style-name="T2">Giải thích:</text:span></text:span><text:span text:style-name="T2"> Xe tăng mang số hiệu 390 là chiếc xe đã húc đổ cổng chính Dinh Độc Lập vào trưa ngày 30/4/1975.</text:span></text:p>
      <text:p text:style-name="P1"/>
      <text:p text:style-name="P2"><text:span text:style-name="Strong_20_Emphasis"><text:span text:style-name="T2">Câu 12:</text:span></text:span><text:span text:style-name="T2"> Dinh Độc Lập được xếp hạng Di tích quốc gia đặc biệt vào năm nào?</text:span></text:p>
      <text:p text:style-name="P2"><text:span text:style-name="T2">A. 2007</text:span></text:p>
      <text:p text:style-name="P2"><text:span text:style-name="T2">B. 2009</text:span></text:p>
      <text:p text:style-name="P2"><text:span text:style-name="T2">C. 2011</text:span></text:p>
      <text:p text:style-name="P2"><text:span text:style-name="T2">D. 2015</text:span></text:p>
      <text:p text:style-name="P2"><text:span text:style-name="Strong_20_Emphasis"><text:span text:style-name="T2">Đáp án đúng:</text:span></text:span><text:span text:style-name="T2"> A. 2007</text:span></text:p>
      <text:p text:style-name="P2"><text:span text:style-name="Strong_20_Emphasis"><text:span text:style-name="T2">Giải thích:</text:span></text:span><text:span text:style-name="T2"> Năm 2007, Dinh Độc Lập chính thức được công nhận là Di tích quốc gia đặc biệt của Việt Nam.</text:span></text:p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26:40.738362472</meta:creation-date>
    <dc:date>2025-04-27T21:32:43.311604562</dc:date>
    <meta:editing-duration>PT6M4S</meta:editing-duration>
    <meta:editing-cycles>1</meta:editing-cycles>
    <meta:document-statistic meta:table-count="0" meta:image-count="0" meta:object-count="0" meta:page-count="4" meta:paragraph-count="86" meta:word-count="753" meta:character-count="3441" meta:non-whitespace-character-count="2774"/>
    <meta:generator>LibreOffice/24.2.7.2$Linux_X86_64 LibreOffice_project/420$Build-2</meta:generator>
  </office:meta>
</office:document-meta>
</file>